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be447" officeooo:paragraph-rsid="000be447"/>
    </style:style>
    <style:style style:name="P2" style:family="paragraph" style:parent-style-name="Standard" style:list-style-name="L1">
      <style:text-properties officeooo:rsid="000be447" officeooo:paragraph-rsid="000be447"/>
    </style:style>
    <style:style style:name="P3" style:family="paragraph" style:parent-style-name="Standard">
      <style:text-properties officeooo:rsid="000be447" officeooo:paragraph-rsid="000c1ab7"/>
    </style:style>
    <style:style style:name="P4" style:family="paragraph" style:parent-style-name="Standard">
      <style:text-properties officeooo:rsid="000f1e37" officeooo:paragraph-rsid="000f1e37"/>
    </style:style>
    <style:style style:name="P5" style:family="paragraph" style:parent-style-name="Standard">
      <style:text-properties fo:font-weight="bold" officeooo:rsid="000f1e37" officeooo:paragraph-rsid="000f1e37" style:font-weight-asian="bold" style:font-weight-complex="bold"/>
    </style:style>
    <style:style style:name="P6" style:family="paragraph" style:parent-style-name="Standard">
      <style:text-properties fo:font-weight="bold" officeooo:rsid="000f5f5d" officeooo:paragraph-rsid="000f5f5d" style:font-weight-asian="bold" style:font-weight-complex="bold"/>
    </style:style>
    <style:style style:name="P7" style:family="paragraph" style:parent-style-name="Standard">
      <style:text-properties fo:font-weight="bold" officeooo:rsid="00105731" officeooo:paragraph-rsid="00105731" style:font-weight-asian="bold" style:font-weight-complex="bold"/>
    </style:style>
    <style:style style:name="P8" style:family="paragraph" style:parent-style-name="Standard">
      <style:text-properties fo:font-weight="bold" officeooo:rsid="0010b711" officeooo:paragraph-rsid="0010b711" style:font-weight-asian="bold" style:font-weight-complex="bold"/>
    </style:style>
    <style:style style:name="P9" style:family="paragraph" style:parent-style-name="Standard" style:list-style-name="L2">
      <style:text-properties fo:font-weight="bold" officeooo:rsid="0010b711" officeooo:paragraph-rsid="0010b711" style:font-weight-asian="bold" style:font-weight-complex="bold"/>
    </style:style>
    <style:style style:name="P10" style:family="paragraph" style:parent-style-name="Standard" style:list-style-name="L3">
      <style:text-properties fo:font-weight="bold" officeooo:rsid="0010b711" officeooo:paragraph-rsid="0010b711" style:font-weight-asian="bold" style:font-weight-complex="bold"/>
    </style:style>
    <style:style style:name="P11" style:family="paragraph" style:parent-style-name="Standard">
      <style:text-properties fo:font-weight="normal" officeooo:rsid="00105731" officeooo:paragraph-rsid="00105731" style:font-weight-asian="normal" style:font-weight-complex="normal"/>
    </style:style>
    <style:style style:name="T1" style:family="text">
      <style:text-properties officeooo:rsid="000be447"/>
    </style:style>
    <style:style style:name="T2" style:family="text">
      <style:text-properties officeooo:rsid="000c1ab7"/>
    </style:style>
    <style:style style:name="T3" style:family="text">
      <style:text-properties officeooo:rsid="000f4cb0"/>
    </style:style>
    <style:style style:name="T4" style:family="text">
      <style:text-properties fo:font-weight="normal" style:font-weight-asian="normal" style:font-weight-complex="normal"/>
    </style:style>
    <style:style style:name="T5" style:family="text">
      <style:text-properties fo:font-weight="normal" officeooo:rsid="001327a7" style:font-weight-asian="normal" style:font-weight-complex="normal"/>
    </style:style>
    <style:style style:name="T6" style:family="text">
      <style:text-properties officeooo:rsid="0010573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start text:name="__DdeLink__65263_2562635866"/>TCPDUMP Multi-Network capture project</text:p>
      <text:p text:style-name="Standard"/>
      <text:p text:style-name="Standard">Jeremie Nieto</text:p>
      <text:p text:style-name="Standard">ID: 01160956</text:p>
      <text:p text:style-name="Standard"/>
      <text:p text:style-name="Standard">1. Introduction:</text:p>
      <text:p text:style-name="Standard"/>
      <text:p text:style-name="Standard"><text:tab/>For My project I designed a tool to be used at my job as a software engineer in telecommunications networks. <text:span text:style-name="T1">This tool is a web server that will perform a tcpdump based on the user’s configuration to multiple remote hosts at the same time.</text:span></text:p>
      <text:p text:style-name="Standard"/>
      <text:p text:style-name="P1">2. Problems and Solutions</text:p>
      <text:p text:style-name="P1"/>
      <text:p text:style-name="P1"><text:tab/>I work as a test engineer for a product that provides network solutions to the telecommunications networks. One of the areas in which this product functions is in SS7 signaling. In SS7 when there are problems in the network it often requires gathering a tcpdump of the network traffic in order to diagnose the issue. It also requires support and test engineers to reproduce the problem in a lab environment which involves the repetition of setting up tcpdumps on all <text:s/>hosts for each test run. This tool will make that portion of the test much easier; it will perform the capture for you on all hosts simultaneously and copy the pcap files back to the web server.</text:p>
      <text:p text:style-name="P1"/>
      <text:p text:style-name="P1">3. <text:s/>Technologies</text:p>
      <text:p text:style-name="P1"/>
      <text:p text:style-name="P1">The following technologies were used in the implementations of this project:</text:p>
      <text:p text:style-name="P1"/>
      <text:list xml:id="list1383209736" text:style-name="L1">
        <text:list-item>
          <text:p text:style-name="P2">HTML5</text:p>
        </text:list-item>
        <text:list-item>
          <text:p text:style-name="P2">CSS</text:p>
        </text:list-item>
        <text:list-item>
          <text:p text:style-name="P2">Javascript</text:p>
        </text:list-item>
        <text:list-item>
          <text:p text:style-name="P2">AJAX</text:p>
        </text:list-item>
        <text:list-item>
          <text:p text:style-name="P2">JQuery</text:p>
        </text:list-item>
        <text:list-item>
          <text:p text:style-name="P2">Java</text:p>
        </text:list-item>
      </text:list>
      <text:p text:style-name="P1"/>
      <text:p text:style-name="P1">4. <text:s/>Project Design:</text:p>
      <text:p text:style-name="P1"/>
      <text:p text:style-name="P3"><text:tab/>The web application <text:span text:style-name="T2">is deployed on top of Apache Tomcat webserver. It</text:span> consists of <text:span text:style-name="T2">three</text:span> <text:span text:style-name="T2">main</text:span> files, the “index.html” graphical user interface, a javascript file “servers.js,” <text:span text:style-name="T2">and a Java Servlet “Servlet.java”. There are also other files, the css file “style.css,” and Java files Server.java and ServerCommand.java.</text:span></text:p>
      <text:p text:style-name="P3"/>
      <text:p text:style-name="P5">index.html</text:p>
      <text:p text:style-name="P4"/>
      <text:p text:style-name="P4"><text:tab/>This file represents the main graphical user interface for the user. It presents a button “Add Server” For the user to add in configuration for the remote hosts that the tdpdump will be performed on. Each click uses inline javascript to generate input fields for IP address and password. Up to four servers may be configured. Once the button has been clicked four times to allow the configuration of four servers, the fifth click will present a window stopping the configuration of addition servers with a message “The maximum number of supported servers has been reached.”</text:p>
      <text:p text:style-name="P4"><text:soft-page-break/><text:tab/><text:span text:style-name="T3">There is a “Save server configuration” button that must be clicked to save the configuration. This will make an Ajax request using the javascript.js file to the java Servlet. It will update the page and display the configuration to the user. </text:span></text:p>
      <text:p text:style-name="P4"><text:tab/><text:span text:style-name="T3">Beneath this portion of the page is the configuration for the tcpdump. Common options are presented for the user to configure. If “write to file” is checked, the capture will be copied from the remote servers to the /tmp directory of the Tomcat webserver. Otherwise the network traffic is displayed on a new page.</text:span></text:p>
      <text:p text:style-name="P4"/>
      <text:p text:style-name="P6">Servers.js</text:p>
      <text:p text:style-name="P6"><text:span text:style-name="T4"/></text:p>
      <text:p text:style-name="P6"><text:span text:style-name="T4"><text:tab/>This file is responsible for handling the Ajax request to update the server configuration saved by the user. It passes the configuration to the Servlet.java. It registers a callback function and updates the results dynamically on index.html.</text:span></text:p>
      <text:p text:style-name="P6"><text:span text:style-name="T4"/></text:p>
      <text:p text:style-name="P6"><text:bookmark-start text:name="__DdeLink__65259_2562635866"/>Servlet.java<text:bookmark-end text:name="__DdeLink__65259_2562635866"/></text:p>
      <text:p text:style-name="P6"><text:span text:style-name="T4"/></text:p>
      <text:p text:style-name="P6"><text:span text:style-name="T4"><text:tab/>This file is the back end and processes all requests by the web server. It handles the Ajax request and it runs the tcpdumps on each host. It keeps track of the user’s configuration in its own private variable of Server objects. n order to run them at the same time, they are all run on a separate thread. It will then copy the files to the </text:span><text:span text:style-name="T5">web server</text:span><text:span text:style-name="T4"> if the “write to file” option was given. The errors and success response are sent to index.html</text:span></text:p>
      <text:p text:style-name="P4"/>
      <text:p text:style-name="P6">Serv<text:span text:style-name="T6">er</text:span>.java</text:p>
      <text:p text:style-name="P6"/>
      <text:p text:style-name="P11"><text:tab/>This class is an object to hold the information the user configured for each server. It also executes the tcpdump and copy of the pcap files. It extends thread so it may execute the tcpdumps at the same time.</text:p>
      <text:p text:style-name="P11"/>
      <text:p text:style-name="P7">ServerCommand.java</text:p>
      <text:p text:style-name="P7"><text:span text:style-name="T4"/></text:p>
      <text:p text:style-name="P7"><text:span text:style-name="T4"><text:tab/>Utility methods for executing the ssh command on the remote hosts using the Jsch library. It also provides methods for executing local commands. </text:span></text:p>
      <text:p text:style-name="P7"><text:span text:style-name="T4"/></text:p>
      <text:p text:style-name="P7"><text:span text:style-name="T4"/></text:p>
      <text:p text:style-name="P8"><text:span text:style-name="T4">5. Running the capture:</text:span></text:p>
      <text:p text:style-name="P8"><text:span text:style-name="T4"/></text:p>
      <text:list xml:id="list1704158226" text:style-name="L2">
        <text:list-item>
          <text:p text:style-name="P9"><text:span text:style-name="T4">Add server configurations and insert the IPv4 address and password. Right now the user that will run is root.</text:span></text:p>
        </text:list-item>
        <text:list-item>
          <text:p text:style-name="P9"><text:span text:style-name="T4">Click Save server configuration.</text:span></text:p>
        </text:list-item>
        <text:list-item>
          <text:p text:style-name="P9"><text:span text:style-name="T4">Select the options for the tcpdump.</text:span></text:p>
        </text:list-item>
        <text:list-item>
          <text:p text:style-name="P9"><text:span text:style-name="T4">Click run.</text:span></text:p>
        </text:list-item>
      </text:list>
      <text:p text:style-name="P8"><text:span text:style-name="T4"/></text:p>
      <text:p text:style-name="P8"><text:span text:style-name="T4">6. Difficulties and Known Technical Issues</text:span></text:p>
      <text:p text:style-name="P8"><text:span text:style-name="T4"/></text:p>
      <text:list xml:id="list1837184027" text:style-name="L3">
        <text:list-item>
          <text:p text:style-name="P10"><text:span text:style-name="T4">I had trouble implementing the Ajax request using POST. I was able to get it working with GET. As a result, there is a security concern with the passwords being passed in the URL.</text:span></text:p>
        </text:list-item>
        <text:list-item>
          <text:p text:style-name="P10"><text:span text:style-name="T4">Sometimes the pcap files will not all copy over when more than two servers are specified.</text:span><text:bookmark-end text:name="__DdeLink__65263_2562635866"/></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10:50:21.892385177</meta:creation-date>
    <dc:date>2018-12-04T11:22:55.661649466</dc:date>
    <meta:editing-duration>PT21M49S</meta:editing-duration>
    <meta:editing-cycles>10</meta:editing-cycles>
    <meta:generator>LibreOffice/6.1.3.2$Linux_X86_64 LibreOffice_project/10$Build-2</meta:generator>
    <meta:document-statistic meta:table-count="0" meta:image-count="0" meta:object-count="0" meta:page-count="2" meta:paragraph-count="37" meta:word-count="727" meta:character-count="4232" meta:non-whitespace-character-count="3539"/>
  </office:meta>
</office:document-meta>
</file>